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F000000294E432490F7CE1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6pt" style:font-size-asian="26pt" style:font-size-complex="26pt"/>
    </style:style>
    <style:style style:name="T1" style:family="text">
      <style:text-properties style:text-position="super 58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ow to use the Compil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2">Jordan Conley</text:p>
              </text:list-item>
              <text:list-item>
                <text:p text:style-name="P2">Electrical and Computer Engineering (3<text:span text:style-name="T1">rd</text:span> year)</text:p>
              </text:list-item>
              <text:list-item>
                <text:p text:style-name="P2">Focus on embedded systems</text:p>
              </text:list-item>
              <text:list-item>
                <text:p text:style-name="P2">Lots and lots of C</text:p>
              </text:list-item>
              <text:list-item>
                <text:p text:style-name="P2">@jrc on Sl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4">How to use the Compile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How to use all of the Compiler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2" draw:text-style-name="P7" draw:layer="layout" svg:width="24.844cm" svg:height="2.032cm" svg:x="2.032cm" svg:y="8.128cm">
          <draw:image xlink:href="Pictures/100002010000025F000000294E432490F7CE19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T(F)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-fsanitize=address</text:p>
            <text:p/>
            <text:p><text:span text:style-name="T2">Find memory problems</text:span></text:p>
            <text:p><text:span text:style-name="T2"/></text:p>
            <text:p><text:span text:style-name="T2">Buffer Overruns</text:span></text:p>
            <text:p><text:span text:style-name="T2">Dereference NULL pointe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Buffer Overru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reference bad pointe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-fsanitize=thread</text:p>
            <text:p/>
            <text:p><text:span text:style-name="T2">Find multi-threading problems</text:span></text:p>
            <text:p><text:span text:style-name="T2"/></text:p>
            <text:p><text:span text:style-name="T2">Race conditions</text:span></text:p>
            <text:p><text:span text:style-name="T2">Dereference NULL pointe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ace Condition 1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ace Condition 2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What if I don’t have an OS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Need to add ‘sanitize’ options to both compile and link commands</text:p>
              </text:list-item>
              <text:list-item>
                <text:p>Not all sanitisers can be used together</text:p>
              </text:list-item>
              <text:list-item>
                <text:p>American English spelling </text:p>
                <text:list>
                  <text:list-item>
                    <text:p>-fsanitize*, not -fsanitise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><text:span text:style-name="T3">Slides and code will be on GitHub</text:span></text:p>
            <text:p/>
            <text:p><text:span text:style-name="T3">https://github.com/JordanConley/LightningTalksSanit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1:31:21.295948207</meta:creation-date>
    <dc:date>2016-10-20T16:12:46.472804414</dc:date>
    <meta:editing-duration>PT3H34M11S</meta:editing-duration>
    <meta:editing-cycles>17</meta:editing-cycles>
    <meta:generator>LibreOffice/5.2.2.2.0$Linux_X86_64 LibreOffice_project/20m0$Build-2</meta:generator>
    <meta:document-statistic meta:object-count="71"/>
  </office:meta>
</office:document-meta>
</file>